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5_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A letter updated from Hyneman/ thanking Dr. Morais for preparing the Ketubbah/ regreting[sic!] that he is not to perform the marri age[sic!]/ ceremony, tho respecting his motive for not so/ doing. <text:s/>"May I ask that you will accept the/ enclosed, with the assurance of my continued/ admiration and regard."/</text:p>
      <text:p text:style-name="P2"><text:tab/>Written in pencil in parentheses after this/ last sentence, in Morais' handwriting is:/ "Itwas[sic!] returned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1:21:16.58</meta:creation-date>
    <meta:document-statistic meta:table-count="0" meta:image-count="0" meta:object-count="0" meta:page-count="2" meta:paragraph-count="62" meta:word-count="214" meta:character-count="1610"/>
    <dc:date>2012-01-17T11:34:35.77</dc:date>
    <dc:creator>Penn Libraries</dc:creator>
    <meta:editing-duration>PT00H13M19S</meta:editing-duration>
    <meta:editing-cycles>1</meta:editing-cycles>
    <meta:generator>OpenOffice.org/3.2$Win32 OpenOffice.org_project/320m12$Build-9483</meta:generator>
  </office:meta>
</office:document-meta>
</file>